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it" fo:country="IT"/>
    </style:style>
    <style:style style:name="P2" style:family="paragraph" style:parent-style-name="Standard">
      <style:text-properties fo:color="#000000" style:font-name="Comic Sans MS"/>
    </style:style>
    <style:style style:name="P3" style:family="paragraph" style:parent-style-name="Standard">
      <style:text-properties fo:color="#000000" style:font-name="Comic Sans MS" fo:language="it" fo:country="IT"/>
    </style:style>
    <style:style style:name="P4" style:family="paragraph" style:parent-style-name="Standard">
      <style:paragraph-properties fo:text-align="center" style:justify-single-word="false"/>
      <style:text-properties fo:color="#000000" style:font-name="Comic Sans MS" fo:font-size="16pt" fo:language="it" fo:country="I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/>
    </style:style>
    <style:style style:name="P5" style:family="paragraph" style:parent-style-name="Standard">
      <style:text-properties fo:color="#ff0000" style:font-name="Comic Sans MS"/>
    </style:style>
    <style:style style:name="P6" style:family="paragraph" style:parent-style-name="Standard">
      <style:text-properties fo:color="#ff0000" style:font-name="Comic Sans MS" fo:language="it" fo:country="I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 style:list-style-name="L1"/>
    <style:style style:name="P9" style:family="paragraph" style:parent-style-name="Standard">
      <style:text-properties fo:color="#000000" style:font-name="Comic Sans MS" fo:language="it" fo:country="IT"/>
    </style:style>
    <style:style style:name="P10" style:family="paragraph" style:parent-style-name="Standard" style:list-style-name="L1">
      <style:text-properties fo:color="#000000" style:font-name="Comic Sans MS" fo:language="it" fo:country="IT" fo:font-style="italic" style:font-style-asian="italic"/>
    </style:style>
    <style:style style:name="P11" style:family="paragraph" style:parent-style-name="Standard" style:list-style-name="L1">
      <style:text-properties fo:color="#000000" style:font-name="Comic Sans MS" fo:language="it" fo:country="IT" fo:font-style="italic" officeooo:paragraph-rsid="000c1483" style:font-style-asian="italic"/>
    </style:style>
    <style:style style:name="P12" style:family="paragraph" style:parent-style-name="Standard" style:list-style-name="L1">
      <style:text-properties fo:color="#000000" style:font-name="Comic Sans MS" fo:language="it" fo:country="IT" officeooo:paragraph-rsid="000c1483"/>
    </style:style>
    <style:style style:name="P13" style:family="paragraph" style:parent-style-name="Standard" style:list-style-name="L1">
      <style:text-properties fo:color="#000000" style:font-name="Comic Sans MS" fo:language="it" fo:country="IT" officeooo:rsid="000c1483" officeooo:paragraph-rsid="000c1483"/>
    </style:style>
    <style:style style:name="P14" style:family="paragraph" style:parent-style-name="Standard">
      <style:text-properties fo:color="#000000" style:font-name="Comic Sans MS" fo:language="it" fo:country="IT" officeooo:rsid="000de2f2" officeooo:paragraph-rsid="000de2f2"/>
    </style:style>
    <style:style style:name="P15" style:family="paragraph" style:parent-style-name="Standard">
      <style:text-properties fo:color="#000000" style:font-name="Comic Sans MS" fo:language="it" fo:country="IT" officeooo:rsid="000ef976" officeooo:paragraph-rsid="000ef976"/>
    </style:style>
    <style:style style:name="P16" style:family="paragraph" style:parent-style-name="Standard">
      <style:paragraph-properties fo:text-align="center" style:justify-single-word="false"/>
      <style:text-properties fo:color="#000000" style:font-name="Comic Sans MS" fo:language="it" fo:country="IT"/>
    </style:style>
    <style:style style:name="P17" style:family="paragraph" style:parent-style-name="Standard">
      <style:paragraph-properties fo:text-align="center" style:justify-single-word="false"/>
      <style:text-properties fo:color="#000000" style:font-name="Comic Sans MS" fo:font-size="16pt" fo:language="it" fo:country="I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/>
    </style:style>
    <style:style style:name="T1" style:family="text">
      <style:text-properties style:font-name="Comic Sans MS" fo:font-size="16pt" fo:language="it" fo:country="I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/>
    </style:style>
    <style:style style:name="T2" style:family="text">
      <style:text-properties style:font-name="Comic Sans MS" fo:language="it" fo:country="IT"/>
    </style:style>
    <style:style style:name="T3" style:family="text">
      <style:text-properties style:font-name="Comic Sans MS" fo:language="it" fo:country="IT" officeooo:rsid="000ce0dc"/>
    </style:style>
    <style:style style:name="T4" style:family="text">
      <style:text-properties fo:color="#000000" style:font-name="Comic Sans MS" fo:language="it" fo:country="IT"/>
    </style:style>
    <style:style style:name="T5" style:family="text">
      <style:text-properties fo:color="#000000" style:font-name="Comic Sans MS" fo:language="it" fo:country="IT" fo:font-style="italic" style:font-style-asian="italic"/>
    </style:style>
    <style:style style:name="T6" style:family="text">
      <style:text-properties officeooo:rsid="000b003c"/>
    </style:style>
    <style:style style:name="T7" style:family="text">
      <style:text-properties officeooo:rsid="000b6562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b6562" style:font-style-asian="italic"/>
    </style:style>
    <style:style style:name="T10" style:family="text">
      <style:text-properties officeooo:rsid="000ce0dc"/>
    </style:style>
    <style:style style:name="T11" style:family="text">
      <style:text-properties officeooo:rsid="000ef976"/>
    </style:style>
    <style:style style:name="T12" style:family="text">
      <style:text-properties fo:color="#ff3333" officeooo:rsid="0010c23f"/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mic Sans M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Car._20_predefinito_20_paragrafo"><text:span text:style-name="T1">STORIA FERRERO</text:span></text:span></text:p>
      <text:p text:style-name="P1">La storia del Gruppo Ferrero nasce nel 1942 ad Alba, dove Pietro Ferrero apre un laboratorio nel quale assume cinque operai. Il primo successo della Ferrero è la "Pasta Gianduja", una sorta di crema a base di nocciole che viene venduta avvolta nella carta stagnola. Pochi anni dopo, nel 1946, il laboratorio diventa troppo piccolo per le lavorazioni e Pietro Ferrero fa costruire la prima fabbrica su un terreno ad Alba. Nasce ufficialmente l'industria Ferrero. </text:p>
      <text:p text:style-name="Standard"><text:span text:style-name="Car._20_predefinito_20_paragrafo"><text:span text:style-name="T2">La "Pasta Gianduja" viene venduta anche fuori dal Piemonte e l'azienda acquista sempre più importanza. Sfortunatamente nel 1949 Pietro Ferrero muore e l'attività passa al fratello Giovanni. Il nome Ferrero è oramai conosciuto in tutta Italia, l'azienda ha circa 1 000 dipendenti e 200 furgoncini per distribuire i prodotti. In seguito all'aumento dei dipendenti l'azienda costruisce i "Villaggi Ferrero" per i dipendenti, istituisce un servizio di autobus gratuito e </text:span></text:span><text:span text:style-name="Car._20_predefinito_20_paragrafo"><text:span text:style-name="T4">dà </text:span></text:span><text:span text:style-name="Car._20_predefinito_20_paragrafo"><text:span text:style-name="T2">la possibilità ai figli dei dipendenti di passare le vacanze in colonie.</text:span></text:span></text:p>
      <text:p text:style-name="P1">L'azienda espande la sua produzione sia in Italia che all'estero aprendo nuovi stabilimenti. Nel 1956 nasce il primo stabilimento all'estero, in Germania, dove la Ferrero conquista i clienti con i Mon Chéri. L'anno dopo muore Giovanni Ferrero e il controllo dell'azienda passa a Michele. </text:p>
      <text:p text:style-name="P1">Nel 2009 in seguito a un'indagine <text:span text:style-name="T10">eseguita in 32 paesi</text:span>, il marchio Ferrero è <text:span text:style-name="T10">risultato </text:span>il più affidabile e con la miglior reputazione al mondo. A giugno del 2010 viene presentato il primo bilancio CSR Ferrero (1° settembre 2008-31 agosto 2009).</text:p>
      <text:p text:style-name="Standard"><text:span text:style-name="Car._20_predefinito_20_paragrafo"><text:span text:style-name="T2">Nel 2011 muore Pietro Ferrero </text:span></text:span><text:span text:style-name="Car._20_predefinito_20_paragrafo"><text:span text:style-name="T3">e quattro anni dopo muore il padre Michele. </text:span></text:span></text:p>
      <text:p text:style-name="P3"><text:span text:style-name="T10">Significativa per l'azienda è la scelta delle materie prime, per questo motivo si impegna nella scelta delle nocciole e t</text:span>ra il 2012 e il 2014 investe nella produzione di nocciole <text:span text:style-name="T10">acquisendo il Gruppo Stelliferi <text:s/>(uno dei più grandi lavoratori di nocciole nel mondo) e il Gruppo familiare Oltan in Turchia.</text:span></text:p>
      <text:p text:style-name="P14">Nel 201<text:span text:style-name="T11">6 Ferrero acquista l'azienda belga produttrice di biscotti “Delacre” e l'anno successivo </text:span>acquisisce “Fannie May”, il produttore di cioccolato statunitense e insieme ad essa acquisisce anche i suoi 750 addetti e gli 80 negozi circa. </text:p>
      <text:p text:style-name="P15">Ad oggi, <text:span text:style-name="T12">quanti dipendenti ha????</text:span></text:p>
      <text:p text:style-name="P6"/>
      <text:p text:style-name="P16"/>
      <text:p text:style-name="P4">CURIOSITÁ <text:span text:style-name="T11">su Michele Ferrero</text:span></text:p>
      <text:p text:style-name="P3">Nonostante fosse l’uomo più ricco d’Italia <text:s/>Michele Ferrero ha sempre pensato ai suoi clienti e a come accontentarli al meglio. Per questo motivo ha studiato nei minimi dettagli tutto ciò che riguardava i suoi prodotti, dalle necessità dei clienti alla materia prima e ancora al packaging e alla vendita. Proprio riguardo a questo, qualche giorno in seguito alla sua morte, si sono scoperte delle curiosità molto particolari:</text:p>
      <text:list xml:id="list545823060824327679" text:style-name="L1">
        <text:list-item>
          <text:p text:style-name="P8"><text:span text:style-name="Car._20_predefinito_20_paragrafo"><text:span text:style-name="T4">Ogni settimana Michele si presentava </text:span></text:span><text:span text:style-name="Car._20_predefinito_20_paragrafo"><text:span text:style-name="T5">in un supermercato</text:span></text:span><text:span text:style-name="Car._20_predefinito_20_paragrafo"><text:span text:style-name="T4">, senza farsi riconoscere, e osservava come venivano scelti i suoi prodotti;</text:span></text:span></text:p>
        </text:list-item>
        <text:list-item>
          <text:p text:style-name="P8"><text:span text:style-name="Car._20_predefinito_20_paragrafo"><text:span text:style-name="T4">Il </text:span></text:span><text:span text:style-name="Car._20_predefinito_20_paragrafo"><text:span text:style-name="T5">brevetto del “Pocket Coffee”</text:span></text:span><text:span text:style-name="Car._20_predefinito_20_paragrafo"><text:span text:style-name="T4"> è scritto in arabo perché Ferrero ha scoperto come mettere liquidi (liquori o caffè) all’interno dei cioccolatini senza che il </text:span></text:span><text:soft-page-break/><text:span text:style-name="Car._20_predefinito_20_paragrafo"><text:span text:style-name="T4">cioccolato lo assorbisse, però aveva paura che brevettando il procedimento in Europa gli venisse rubata l’idea. Per questo motivo la ricetta è tradotta in arabo;</text:span></text:span></text:p>
        </text:list-item>
        <text:list-item>
          <text:p text:style-name="P8"><text:span text:style-name="Car._20_predefinito_20_paragrafo"><text:span text:style-name="T5">Il doppio incarto del “Kinder Bueno” è stato pensato apposta per i bambini per far sì che essi non si sporcassero le mani;</text:span></text:span></text:p>
        </text:list-item>
        <text:list-item>
          <text:p text:style-name="P10">Nascita “Ovetto Kinder”: l’idea di Ferrero era quella di regalare ai bambini la Pasqua tutto l’anno; </text:p>
        </text:list-item>
        <text:list-item>
          <text:p text:style-name="P10">“L’estate nemica del cioccolato”: Ferrero ogni estate ritira i suoi prodotti al cioccolato dai supermercati per assicurare la migliore qualità ai suoi consumatori;</text:p>
        </text:list-item>
        <text:list-item>
          <text:p text:style-name="P10">“<text:span text:style-name="T7">Deve piacere alla Valeria”: questa la frase spesso pronunciata da Ferrero. Secondo lui, sua moglie Valeria era la “consumatrice tipo” e se il prodotto piaceva a lei aveva poi successo sul mercato;</text:span></text:p>
        </text:list-item>
        <text:list-item>
          <text:p text:style-name="P10">“<text:span text:style-name="T7">Pocket Coffee”: il cioccolatino ripieno di caffè inventato negli anni Sessanta, quando ancora non c'erano i bar negli autogrill, per dare la possibilità ai camionisti di avere un momento nel quale riprendere le forze;</text:span></text:p>
        </text:list-item>
        <text:list-item>
          <text:p text:style-name="P11">“<text:span text:style-name="T7">Ferrero Rocher”: è il pasticcino per tutti i giorni. Ferrero è ispirato e ha l'idea per questo nuovo cioccolatino guardando un banco pieno di pasticcini in una pasticceria sopra a Nizza insieme a William Salice, collaboratore di Michele;</text:span></text:p>
        </text:list-item>
        <text:list-item>
          <text:p text:style-name="P12"><text:span text:style-name="T9">“Mon Chéri”: è il cioccolatino con ciliegia e liquore all'interno, progettato per la Germania e impacchettato singolarmente perché le grandi confezioni solitamente venivano acquistate solo in giorni di festa;</text:span></text:p>
        </text:list-item>
        <text:list-item>
          <text:p text:style-name="P13"><text:span text:style-name="T9">R</text:span><text:span text:style-name="T8">apporto tra operai e Michele Ferrero: la fabbrica non è un semplice posto di lavoro, ma è una comunità dove i lavoratori sono uomini e non risorsa, sono collaboratori e non semplici dipendenti. </text:span></text:p>
        </text:list-item>
      </text:list>
      <text:p text:style-name="P6"/>
      <text:p text:style-name="P6"/>
      <text:p text:style-name="P4">BILANCIO CONSOLIDATO 2016</text:p>
      <text:p text:style-name="P3">Il gruppo Ferrero ha approvato il Bilancio Consolidato al 31 agosto 2016 con un fattura<text:span text:style-name="T6">to</text:span> superiore al precedente di 8,2%, arrivando così a 10,3 miliardi di Euro. Nonostante l’orientamento dei consumatori verso un prodotto più salutare, il gruppo è riuscito comunque ad aumentare le vendite continuando ad investire sui propri brand e sulle attività di Ricerca e Sviluppo. Alla data di approvazione del bilancio i prodotti Ferrero sono presenti in oltre 170 paesi e il gruppo è formato da 86 società consolidate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omic Sans MS" fo:font-family="'Comic Sans MS'" style:font-family-generic="script" style:font-pitch="variable" style:font-name-asian="Andale Sans UI" style:font-family-asian="'Andale Sans UI'" style:font-family-generic-asian="system" style:font-pitch-asian="variable" style:font-name-complex="Tahoma" style:font-family-complex="Tahoma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mic Sans MS" fo:font-family="'Comic Sans MS'" style:font-family-generic="script" style:font-pitch="variable" style:font-name-asian="Andale Sans UI" style:font-family-asian="'Andale Sans UI'" style:font-family-generic-asian="system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mic Sans MS" fo:font-family="'Comic Sans MS'" style:font-family-generic="script" style:font-pitch="variable" style:font-name-asian="Andale Sans UI" style:font-family-asian="'Andale Sans UI'" style:font-family-generic-asian="system" style:font-pitch-asian="variable" style:font-name-complex="Tahoma" style:font-family-complex="Tahoma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09-04-16T11:32:00Z</meta:creation-date>
    <dc:date>2017-05-29T13:56:02.807000000</dc:date>
    <meta:editing-cycles>27</meta:editing-cycles>
    <meta:editing-duration>PT5H29S</meta:editing-duration>
    <meta:document-statistic meta:table-count="0" meta:image-count="0" meta:object-count="0" meta:page-count="3" meta:paragraph-count="23" meta:word-count="811" meta:character-count="5093" meta:non-whitespace-character-count="430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